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527e9" officeooo:paragraph-rsid="00071885"/>
    </style:style>
    <style:style style:name="P2" style:family="paragraph" style:parent-style-name="Text_20_body">
      <style:text-properties officeooo:rsid="0007e060" officeooo:paragraph-rsid="0007fb16"/>
    </style:style>
    <style:style style:name="P3" style:family="paragraph" style:parent-style-name="Heading">
      <style:text-properties officeooo:rsid="000527e9" officeooo:paragraph-rsid="000527e9"/>
    </style:style>
    <style:style style:name="P4" style:family="paragraph" style:parent-style-name="Heading">
      <style:text-properties officeooo:rsid="0007e060" officeooo:paragraph-rsid="0007e060"/>
    </style:style>
    <style:style style:name="P5" style:family="paragraph" style:parent-style-name="Heading_20_1">
      <style:paragraph-properties fo:text-align="center" style:justify-single-word="false"/>
      <style:text-properties officeooo:rsid="000527e9" officeooo:paragraph-rsid="000527e9"/>
    </style:style>
    <style:style style:name="P6" style:family="paragraph" style:parent-style-name="Standard">
      <style:text-properties officeooo:rsid="000527e9" officeooo:paragraph-rsid="000527e9"/>
    </style:style>
    <style:style style:name="T1" style:family="text">
      <style:text-properties officeooo:rsid="00071885"/>
    </style:style>
    <style:style style:name="T2" style:family="text">
      <style:text-properties officeooo:rsid="0007fb16"/>
    </style:style>
    <style:style style:name="T3" style:family="text">
      <style:text-properties style:text-position="0% 100%" officeooo:rsid="0007fb16"/>
    </style:style>
    <style:style style:name="T4" style:family="text">
      <style:text-properties style:text-position="0% 100%" officeooo:rsid="00082e33"/>
    </style:style>
    <style:style style:name="T5" style:family="text">
      <style:text-properties style:text-position="sub 58%" officeooo:rsid="0007fb16"/>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illiam Mackay</text:p>
      <text:p text:style-name="P6">MTH 337, Professor Adam Cunningham</text:p>
      <text:p text:style-name="P6"/>
      <text:h text:style-name="P5" text:outline-level="1">Weekly Report 03</text:h>
      <text:p text:style-name="P3">Introduction</text:p>
      <text:p text:style-name="P1"><text:tab/><text:span text:style-name="T1">The populations of many animal species can be modeled as deterministic dynamical systems, or systems that undergo some sort of process and whose state at any given time is dependent upon the previous state only. Mayflies, because they tend to mature in large numbers together and then die off quickly every year, are good subjects for this sort of model. Their short lifespan reduces the complexity of the model because none of the population carries over from year to year. As a result, the mayfly population each year can be assumed to be dependent only upon the previous year's population and the maximum growth rate (which is dependent upon several factors, including resources, survival rates, etc.) and can therefore be represented as a deterministic dynamical system. For this assignment, a model for yearly changes in a mayfly population was developed and implemented in Python. The response of the model was then tested and analyzed for many different growth rates.</text:span></text:p>
      <text:p text:style-name="P4">Approach</text:p>
      <text:p text:style-name="P2"><text:tab/><text:span text:style-name="T2">In order to develop the mayfly population model, several assumptions were made that simplified the final model. First, it was assumed that half of the mayfly population was female and that all female mayflies laid eggs. Second, it was assumed that the growth rate was indirectly proportional to the population or, in other words, fewer offspring survived when the population was high. Because the system is assumed to be deterministic, the population one year (n</text:span><text:span text:style-name="T5">t</text:span><text:span text:style-name="T3">)</text:span><text:span text:style-name="T2"> is dependent upon the population of the previous year (n</text:span><text:span text:style-name="T5">t+1</text:span><text:span text:style-name="T3">)</text:span><text:span text:style-name="T2"> and some factor a that determines growth rate (a) based on surviving offspring. The early model, therefore, was of the form </text:span><text:span text:style-name="T3"><draw:frame draw:style-name="fr1" draw:name="Object1" text:anchor-type="as-char" svg:y="-0.2693in" svg:width="0.8335in" svg:height="0.4189in" draw:z-index="0"><draw:object xlink:href="./Object 1" xlink:type="simple" xlink:show="embed" xlink:actuate="onLoad"/><draw:image xlink:href="./ObjectReplacements/Object 1" xlink:type="simple" xlink:show="embed" xlink:actuate="onLoad"/></draw:frame></text:span><text:span text:style-name="T3">, </text:span><text:span text:style-name="T4">where 'a' was unknown and depended on assumptions about the growth r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6:45:00.039000000</meta:creation-date>
    <meta:generator>LibreOffice/5.0.1.2$Windows_x86 LibreOffice_project/81898c9f5c0d43f3473ba111d7b351050be20261</meta:generator>
    <dc:date>2015-09-23T18:59:29.014000000</dc:date>
    <meta:editing-duration>PT7M12S</meta:editing-duration>
    <meta:editing-cycles>3</meta:editing-cycles>
    <meta:document-statistic meta:table-count="0" meta:image-count="0" meta:object-count="1" meta:page-count="1" meta:paragraph-count="7" meta:word-count="290" meta:character-count="1784" meta:non-whitespace-character-count="1499"/>
  </office:meta>
</office:document-meta>
</file>

<file path=Object 1/content.xml><?xml version="1.0" encoding="utf-8"?>
<math xmlns="http://www.w3.org/1998/Math/MathML" display="block">
  <semantics>
    <mrow>
      <mrow>
        <msub>
          <mi>n</mi>
          <mrow>
            <mi>t</mi>
            <mo stretchy="false">+</mo>
            <mn>1</mn>
          </mrow>
        </msub>
        <mo stretchy="false">=</mo>
        <mrow>
          <mo fence="true" stretchy="false">(</mo>
          <mrow>
            <mfrac>
              <msub>
                <mi>n</mi>
                <mi>t</mi>
              </msub>
              <mn>2</mn>
            </mfrac>
          </mrow>
          <mo fence="true" stretchy="false">)</mo>
        </mrow>
      </mrow>
      <mi>a</mi>
    </mrow>
    <annotation encoding="StarMath 5.0">n_{t+1}= ({n_t} over {2})a</annotation>
  </semantics>
</math>
</file>